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style:font-name="Times New Roman" fo:language="es" fo:country="ES" style:language-asian="es" style:country-asian="ES" style:font-name-complex="Times New Roman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Encabezado1">
      <style:text-properties fo:font-size="24pt" style:font-size-asian="24pt" style:font-size-complex="24pt"/>
    </style:style>
    <style:style style:name="P6" style:family="paragraph" style:parent-style-name="Encabezado1">
      <style:text-properties fo:font-size="16pt" fo:font-weight="normal" style:font-size-asian="16pt" style:font-weight-asian="normal"/>
    </style:style>
    <style:style style:name="P7" style:family="paragraph" style:parent-style-name="Encabezado1">
      <style:text-properties fo:font-size="16pt" fo:font-weight="normal" style:font-size-asian="16pt" style:font-weight-asian="normal" style:font-size-complex="24pt"/>
    </style:style>
    <style:style style:name="P8" style:family="paragraph" style:parent-style-name="Encabezado1">
      <style:text-properties fo:font-size="16pt" fo:font-weight="normal" style:font-size-asian="16pt" style:font-weight-asian="normal" style:font-size-complex="18pt"/>
    </style:style>
    <style:style style:name="P9" style:family="paragraph" style:parent-style-name="Encabezado1">
      <style:text-properties style:font-size-complex="18pt"/>
    </style:style>
    <style:style style:name="P10" style:family="paragraph" style:parent-style-name="Encabezado1">
      <style:paragraph-properties fo:margin-top="0.106cm" fo:margin-bottom="0.106cm"/>
      <style:text-properties fo:font-size="16pt" fo:font-weight="normal" style:font-size-asian="16pt" style:font-weight-asian="normal"/>
    </style:style>
    <style:style style:name="P11" style:family="paragraph" style:parent-style-name="Encabezado1">
      <style:paragraph-properties fo:margin-top="0.106cm" fo:margin-bottom="0.106cm"/>
      <style:text-properties fo:font-size="16pt" fo:font-weight="normal" style:font-size-asian="16pt" style:font-weight-asian="normal" style:font-size-complex="18pt"/>
    </style:style>
    <style:style style:name="P12" style:family="paragraph" style:parent-style-name="Encabezado1" style:master-page-name="First_20_Page">
      <style:paragraph-properties style:page-number="auto"/>
      <style:text-properties fo:font-size="24pt" style:font-size-asian="24pt" style:font-size-complex="24pt"/>
    </style:style>
    <style:style style:name="P13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style style:name="P14" style:family="paragraph" style:parent-style-name="nota" style:list-style-name="WW8Num5"/>
    <style:style style:name="P15" style:family="paragraph" style:parent-style-name="Contents_20_2">
      <style:paragraph-properties>
        <style:tab-stops>
          <style:tab-stop style:position="1.552cm"/>
          <style:tab-stop style:position="15.981cm" style:type="right" style:leader-style="dotted" style:leader-text="."/>
        </style:tab-stops>
      </style:paragraph-properties>
    </style:style>
    <style:style style:name="P16" style:family="paragraph" style:parent-style-name="Text">
      <style:text-properties fo:font-weight="bold" style:font-weight-asian="bold"/>
    </style:style>
    <style:style style:name="P17" style:family="paragraph" style:parent-style-name="Text">
      <style:text-properties fo:language="en" fo:country="US"/>
    </style:style>
    <style:style style:name="P18" style:family="paragraph" style:parent-style-name="Text">
      <style:text-properties fo:language="en" fo:country="US" fo:font-weight="bold" style:font-weight-asian="bold"/>
    </style:style>
    <style:style style:name="P19" style:family="paragraph" style:parent-style-name="Text">
      <style:text-properties fo:language="en" fo:country="US" fo:font-weight="normal" style:font-weight-asian="normal" style:font-weight-complex="normal"/>
    </style:style>
    <style:style style:name="P20" style:family="paragraph" style:parent-style-name="Text" style:list-style-name="WW8Num8"/>
    <style:style style:name="P21" style:family="paragraph" style:parent-style-name="Text">
      <style:paragraph-properties fo:margin-left="0cm" fo:margin-right="0cm" fo:text-indent="0cm" style:auto-text-indent="false"/>
    </style:style>
    <style:style style:name="P22" style:family="paragraph" style:parent-style-name="Contents_20_1">
      <style:paragraph-properties>
        <style:tab-stops>
          <style:tab-stop style:position="0.847cm"/>
          <style:tab-stop style:position="15.98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 fo:break-before="page">
        <style:tab-stops>
          <style:tab-stop style:position="15.983cm" style:type="right" style:leader-style="dotted" style:leader-text=".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style:font-size-complex="18pt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style:font-name="Calibri" fo:font-size="11pt" fo:language="none" fo:country="none" style:font-size-asian="11pt" style:language-asian="none" style:country-asian="none" style:font-name-complex="Times New Roman" style:font-size-complex="11pt"/>
    </style:style>
    <style:style style:name="T4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_RefHeading___Toc10_946331394"/>Universidad ORT</text:p>
      <text:p text:style-name="P5">Centro CTC</text:p>
      <text:p text:style-name="P5"><text:bookmark text:name="__RefHeading___Toc14_946331394"/>CEI</text:p>
      <text:p text:style-name="P7"/>
      <text:p text:style-name="P6"/>
      <text:p text:style-name="P5"><text:bookmark text:name="__RefHeading___Toc16_946331394"/>NOMBRE DEL PROYECTO</text:p>
      <text:p text:style-name="P9"><text:bookmark text:name="__RefHeading___Toc18_946331394"/>Tatetí Recursivo</text:p>
      <text:p text:style-name="P8"/>
      <text:p text:style-name="P6"/>
      <text:p text:style-name="P5"><text:bookmark text:name="__RefHeading___Toc20_946331394"/>ASIGNATURAS</text:p>
      <text:p text:style-name="P9"><text:bookmark text:name="__RefHeading___Toc22_946331394"/>Algoritmos y Estructura de Datos 1</text:p>
      <text:p text:style-name="P8"/>
      <text:p text:style-name="P6"/>
      <text:p text:style-name="P5"><text:bookmark text:name="__RefHeading___Toc24_946331394"/>INTEGRANTES DEL EQUIPO</text:p>
      <text:p text:style-name="P9"><text:bookmark text:name="__RefHeading___Toc26_946331394"/>Mauro Aguirre</text:p>
      <text:p text:style-name="P9">Matías Cabrera</text:p>
      <text:p text:style-name="P4"/>
      <text:p text:style-name="P11"/>
      <text:p text:style-name="P10"/>
      <text:p text:style-name="P5"><text:bookmark text:name="__RefHeading___Toc28_946331394"/>AÑO</text:p>
      <text:p text:style-name="Encabezado1"><text:bookmark text:name="__RefHeading___Toc30_946331394"/><text:soft-page-break/>2018</text:p>
      <text:p text:style-name="P23">Índice</text:p>
      <text:p text:style-name="P1"/>
      <text:table-of-content text:style-name="Sect1" text:name="Índice de contenid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_20__28_user_29_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p text:style-name="P22"><text:a xlink:type="simple" xlink:href="#__RefHeading___Toc519035792" text:style-name="Index_20_Link_20__28_user_29_" text:visited-style-name="Index_20_Link_20__28_user_29_"><text:span text:style-name="T2">1</text:span></text:a><text:a xlink:type="simple" xlink:href="#__RefHeading___Toc519035792" text:style-name="Index_20_Link_20__28_user_29_" text:visited-style-name="Index_20_Link_20__28_user_29_"><text:span text:style-name="T3"><text:tab/></text:span></text:a><text:a xlink:type="simple" xlink:href="#__RefHeading___Toc519035792" text:style-name="Index_20_Link_20__28_user_29_" text:visited-style-name="Index_20_Link_20__28_user_29_"><text:span text:style-name="T2">Introducción.<text:tab/>3</text:span></text:a></text:p>
          <text:p text:style-name="P22"><text:a xlink:type="simple" xlink:href="#__RefHeading___Toc519035793" text:style-name="Index_20_Link_20__28_user_29_" text:visited-style-name="Index_20_Link_20__28_user_29_"><text:span text:style-name="T2">2</text:span></text:a><text:a xlink:type="simple" xlink:href="#__RefHeading___Toc519035793" text:style-name="Index_20_Link_20__28_user_29_" text:visited-style-name="Index_20_Link_20__28_user_29_"><text:span text:style-name="T3"><text:tab/></text:span></text:a><text:a xlink:type="simple" xlink:href="#__RefHeading___Toc519035793" text:style-name="Index_20_Link_20__28_user_29_" text:visited-style-name="Index_20_Link_20__28_user_29_"><text:span text:style-name="T2">Presentación del problema.<text:tab/>3</text:span></text:a></text:p>
          <text:p text:style-name="P22"><text:a xlink:type="simple" xlink:href="#__RefHeading___Toc519035794" text:style-name="Index_20_Link_20__28_user_29_" text:visited-style-name="Index_20_Link_20__28_user_29_"><text:span text:style-name="T2">3</text:span></text:a><text:a xlink:type="simple" xlink:href="#__RefHeading___Toc519035794" text:style-name="Index_20_Link_20__28_user_29_" text:visited-style-name="Index_20_Link_20__28_user_29_"><text:span text:style-name="T3"><text:tab/></text:span></text:a><text:a xlink:type="simple" xlink:href="#__RefHeading___Toc519035794" text:style-name="Index_20_Link_20__28_user_29_" text:visited-style-name="Index_20_Link_20__28_user_29_"><text:span text:style-name="T2">Objetivos<text:tab/>3</text:span></text:a></text:p>
          <text:p text:style-name="P22"><text:a xlink:type="simple" xlink:href="#__RefHeading___Toc519035795" text:style-name="Index_20_Link_20__28_user_29_" text:visited-style-name="Index_20_Link_20__28_user_29_"><text:span text:style-name="T2">4</text:span></text:a><text:a xlink:type="simple" xlink:href="#__RefHeading___Toc519035795" text:style-name="Index_20_Link_20__28_user_29_" text:visited-style-name="Index_20_Link_20__28_user_29_"><text:span text:style-name="T3"><text:tab/></text:span></text:a><text:a xlink:type="simple" xlink:href="#__RefHeading___Toc519035795" text:style-name="Index_20_Link_20__28_user_29_" text:visited-style-name="Index_20_Link_20__28_user_29_"><text:span text:style-name="T2">Lista de requerimientos<text:tab/>3</text:span></text:a></text:p>
          <text:p text:style-name="P15"><text:a xlink:type="simple" xlink:href="#__RefHeading___Toc519035796" text:style-name="Index_20_Link_20__28_user_29_" text:visited-style-name="Index_20_Link_20__28_user_29_"><text:span text:style-name="T2">4.1</text:span></text:a><text:a xlink:type="simple" xlink:href="#__RefHeading___Toc519035796" text:style-name="Index_20_Link_20__28_user_29_" text:visited-style-name="Index_20_Link_20__28_user_29_"><text:span text:style-name="T3"><text:tab/></text:span></text:a><text:a xlink:type="simple" xlink:href="#__RefHeading___Toc519035796" text:style-name="Index_20_Link_20__28_user_29_" text:visited-style-name="Index_20_Link_20__28_user_29_"><text:span text:style-name="T2">Requerimientos funcionales<text:tab/>3</text:span></text:a></text:p>
          <text:p text:style-name="P22"><text:a xlink:type="simple" xlink:href="#__RefHeading___Toc519035797" text:style-name="Index_20_Link_20__28_user_29_" text:visited-style-name="Index_20_Link_20__28_user_29_"><text:span text:style-name="T2">5</text:span></text:a><text:a xlink:type="simple" xlink:href="#__RefHeading___Toc519035797" text:style-name="Index_20_Link_20__28_user_29_" text:visited-style-name="Index_20_Link_20__28_user_29_"><text:span text:style-name="T3"><text:tab/></text:span></text:a><text:a xlink:type="simple" xlink:href="#__RefHeading___Toc519035797" text:style-name="Index_20_Link_20__28_user_29_" text:visited-style-name="Index_20_Link_20__28_user_29_"><text:span text:style-name="T2">Diseño<text:tab/>3</text:span></text:a></text:p>
        </text:index-body>
      </text:table-of-content>
      <text:p text:style-name="P2"/>
      <text:p text:style-name="P3"/>
      <text:h text:style-name="Heading_20_1" text:outline-level="1"><text:bookmark-start text:name="__RefHeading___Toc519035792"/>Introducción.<text:bookmark-end text:name="__RefHeading___Toc519035792"/></text:h>
      <text:p text:style-name="Text">Se solicita realizar el clásico juego tatetí.</text:p>
      <text:h text:style-name="Heading_20_1" text:outline-level="1"><text:bookmark-start text:name="__RefHeading___Toc519035793"/>Presentación del problema.<text:bookmark-end text:name="__RefHeading___Toc519035793"/></text:h>
      <text:p text:style-name="Text">El juego deberá ser desarrollado mediante recursividad, con una interfaz amigable para el usuario.</text:p>
      <text:h text:style-name="Heading_20_1" text:outline-level="1"><text:bookmark-start text:name="__RefHeading___Toc519035794"/>Objetivos<text:bookmark-end text:name="__RefHeading___Toc519035794"/></text:h>
      <text:list xml:id="list8953994613040980329" text:style-name="WW8Num5">
        <text:list-item>
          <text:p text:style-name="P14">El tablero de juego será una matriz de 3x3 de char, donde habrán dos jugadores y se utilizaran los signos X y O para representarlos. Cuando haya una posición vacía se usara el signo de -.</text:p>
        </text:list-item>
        <text:list-item>
          <text:p text:style-name="OB">El juego terminara cuando <text:s/>uno de los jugadores logre realizar 3 marcas propias en secuencia (vertical, horizontal o diagonal); Será el ganador.</text:p>
        </text:list-item>
        <text:list-item>
          <text:p text:style-name="OB">El juego terminara cuando <text:s/>uno de los jugadores abandone el juego. El jugador que continúe será el ganador.</text:p>
        </text:list-item>
        <text:list-item>
          <text:p text:style-name="OB">El juego terminara cuando <text:s/>no hayan mas posiciones para marcar en el tablero. Se considerara empate.</text:p>
        </text:list-item>
        <text:list-item>
          <text:p text:style-name="OB">El juego deberá pedir las posiciones donde el jugador actual quiera colocar su marca correspondiente, esta será validada siempre y cuando no haya una marca anterior en ese lugar.</text:p>
        </text:list-item>
        <text:list-item>
          <text:p text:style-name="OB">Cada marca será impresa en impresa en el tablero de juego</text:p>
        </text:list-item>
      </text:list>
      <text:h text:style-name="Heading_20_1" text:outline-level="1"><text:bookmark-start text:name="__RefHeading___Toc519035795"/>Lista de requerimientos<text:bookmark-end text:name="__RefHeading___Toc519035795"/></text:h>
      <text:h text:style-name="Heading_20_2" text:outline-level="2"><text:bookmark-start text:name="__RefHeading___Toc519035796"/>Requerimientos funcionales<text:bookmark-end text:name="__RefHeading___Toc519035796"/></text:h>
      <text:list xml:id="list1150731417008609815" text:style-name="WW8Num6">
        <text:list-item>
          <text:p text:style-name="RF">Los métodos principales de la lógica del juego deberán ser recursivos.</text:p>
        </text:list-item>
        <text:list-item>
          <text:p text:style-name="RF">Deberá haber una buena interacción con el usuario (Clara y sencilla).<text:bookmark text:name="__RefHeading___Toc296933279"/> </text:p>
        </text:list-item>
      </text:list>
      <text:h text:style-name="Heading_20_1" text:outline-level="1"><text:bookmark-start text:name="__RefHeading___Toc519035797"/>Diseño<text:bookmark-end text:name="__RefHeading___Toc519035797"/></text:h>
      <text:p text:style-name="P18">public static void main(String[] args)</text:p>
      <text:p text:style-name="P17"/>
      <text:p text:style-name="Text">Se crea la matriz(tab), inicia la ejecución de los métodos necesarios para el funcionamiento.</text:p>
      <text:p text:style-name="Text"/>
      <text:p text:style-name="P18">public static void MenuRecursivo(int[][] tablero,int a,int b)</text:p>
      <text:p text:style-name="Text"/>
      <text:p text:style-name="Text">Muestra la tabla en su estado actualizado luego de cada jugada.</text:p>
      <text:p text:style-name="P21"/>
      <text:p text:style-name="P16">public static int VerificacionRecursiva(int[][] tablero,int turno,int lugar)</text:p>
      <text:p text:style-name="Text"/>
      <text:p text:style-name="Text">Se corroboran todos los lugares por posible victoria (horizontales, verticales y diagonales) y devuelve un valor el cual representa la acción a seguir:</text:p>
      <text:list xml:id="list1874576787245329334" text:style-name="WW8Num8">
        <text:list-item>
          <text:p text:style-name="P20"><text:soft-page-break/>El 1 indica el turno del jugador uno.</text:p>
        </text:list-item>
        <text:list-item>
          <text:p text:style-name="P20">El 2 indica el turno del jugador dos.</text:p>
        </text:list-item>
        <text:list-item>
          <text:p text:style-name="P20">El 3 indica que el jugador uno es el ganador.</text:p>
        </text:list-item>
        <text:list-item>
          <text:p text:style-name="P20">El 4 indica que el jugador dos es el ganador.</text:p>
        </text:list-item>
        <text:list-item>
          <text:p text:style-name="P20">El 0 indica que es empate.</text:p>
        </text:list-item>
      </text:list>
      <text:p text:style-name="Text"/>
      <text:p text:style-name="P18">public static void Ingreso(int[][] tablero,int turno,boolean ia)</text:p>
      <text:p text:style-name="P17"/>
      <text:p text:style-name="Text">Corrobora según el turno que devuelve ValidacionRecursiva que acción tomar. En caso de que no haya ganador colocara el signo correspondiente al jugador en la posición seleccionada; Si la posición es incorrecta devolverá un mensaje de error.</text:p>
      <text:p text:style-name="P18"/>
      <text:p text:style-name="P18">public static boolean HayLugar(int[][] mat,int a,int b)</text:p>
      <text:p text:style-name="P18"/>
      <text:p text:style-name="P19">Verifica recursivamente si existe algun lugar disponible para escribir en el tablero.</text:p>
      <text:p text:style-name="P18"/>
      <text:p text:style-name="P18">Public static String JuegaCompu(int[][] tablero)</text:p>
      <text:p text:style-name="P17"/>
      <text:p text:style-name="Text">Genera una posicion aleatoria para que juegue la inteligencia artifi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Century Gothic" fo:font-size="12pt" fo:language="es" fo:country="UY" style:font-name-asian="Times New Roman" style:font-size-asian="12pt" style:font-name-complex="Century Gothic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text-indent="-0.762cm" style:auto-text-indent="false" fo:background-color="#e0e0e0" fo:padding-left="0cm" fo:padding-right="0cm" fo:padding-top="0cm" fo:padding-bottom="0.035cm" fo:border-left="none" fo:border-right="none" fo:border-top="none" fo:border-bottom="0.018cm solid #000000" fo:keep-with-next="always">
        <style:tab-stops>
          <style:tab-stop style:position="0.762cm"/>
        </style:tab-stops>
        <style:background-image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style-complex="normal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fo:text-indent="-1.524cm" style:auto-text-indent="false" fo:keep-with-next="always">
        <style:tab-stops>
          <style:tab-stop style:position="1.524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fo:text-indent="-1.778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normal" style:font-weight-complex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-2.032cm" style:auto-text-indent="false">
        <style:tab-stops>
          <style:tab-stop style:position="2.03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style:font-name="Times New Roman" fo:font-style="italic" style:font-style-asian="italic" style:font-name-complex="Times New Roman" style:font-style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Encabezado1" style:family="paragraph" style:parent-style-name="Standard" style:next-style-name="Text_20_body">
      <style:paragraph-properties fo:margin-top="0.423cm" fo:margin-bottom="0.106cm" fo:text-align="center" style:justify-single-word="false"/>
      <style:text-properties style:font-name="Arial" fo:font-size="18pt" fo:font-weight="bold" style:letter-kerning="true" style:font-size-asian="18pt" style:font-weight-asian="bold" style:font-name-complex="Arial" style:font-size-complex="16pt" style:font-weight-complex="normal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Text" style:family="paragraph" style:parent-style-name="Standard" style:class="extra">
      <style:paragraph-properties fo:margin-left="1.91cm" fo:margin-right="0cm" fo:text-indent="0cm" style:auto-text-indent="false"/>
      <style:text-properties style:font-size-complex="10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Number" style:display-name="List Number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nota" style:family="paragraph" style:parent-style-name="Standard">
      <style:paragraph-properties fo:margin-left="2.501cm" fo:margin-right="0cm" fo:text-indent="0cm" style:auto-text-indent="false"/>
      <style:text-properties style:font-name="Arial" fo:font-style="italic" style:font-style-asian="italic" style:font-name-complex="Arial"/>
    </style:style>
    <style:style style:name="RF" style:family="paragraph" style:parent-style-name="Standard" style:next-style-name="Standard" style:list-style-name="WW8Num6">
      <style:paragraph-properties fo:margin-left="1.259cm" fo:margin-right="0cm" fo:text-indent="-0.63cm" style:auto-text-indent="false">
        <style:tab-stops>
          <style:tab-stop style:position="0.635cm"/>
        </style:tab-stops>
      </style:paragraph-properties>
      <style:text-properties style:font-name="Arial" style:font-name-complex="Arial"/>
    </style:style>
    <style:style style:name="OB" style:family="paragraph" style:parent-style-name="Standard" style:list-style-name="WW8Num5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RNF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Estilo1" style:family="paragraph" style:parent-style-name="RNF" style:list-style-name="WW8Num3">
      <style:paragraph-properties fo:margin-left="1.27cm" fo:margin-right="0cm" fo:text-indent="-0.635cm" style:auto-text-indent="false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_20_Car_20_Car" style:display-name=" Car Car" style:family="text" style:parent-style-name="Default_20_Paragraph_20_Font">
      <style:text-properties style:font-name="Arial" fo:font-size="14pt" fo:language="es" fo:country="UY" fo:font-weight="bold" style:font-size-asian="14pt" style:font-weight-asian="bold" style:font-name-complex="Arial" style:font-size-complex="14pt" style:language-complex="ar" style:country-complex="SA" style:font-style-complex="normal" style:font-weight-complex="normal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ar_20_Car1" style:display-name=" Car Car1" style:family="text" style:parent-style-name="Default_20_Paragraph_20_Font">
      <style:text-properties style:font-name="Tahoma" fo:font-size="17pt" fo:language="es" fo:country="UY" fo:font-weight="bold" style:font-size-asian="17pt" style:font-weight-asian="bold" style:font-name-complex="Arial" style:font-size-complex="14pt" style:language-complex="ar" style:country-complex="SA" style:font-style-complex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R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RN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OB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RF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3.18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2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6.99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3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10.8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Algoritmos y Estructura de Datos 1</text:p>
        <text:p text:style-name="Header"/>
      </style:header>
      <style:footer>
        <text:p text:style-name="MP1">Mauro Aguirre</text:p>
        <text:p text:style-name="MP1">Matías Cabrera<text:tab/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yectos</dc:title>
    <meta:initial-creator>Eduardo Olivera</meta:initial-creator>
    <meta:creation-date>2011-06-27T10:14:00</meta:creation-date>
    <dc:creator>Mauro Aguirre De Leon</dc:creator>
    <dc:date>2018-07-11T15:53:56.82</dc:date>
    <meta:editing-cycles>4</meta:editing-cycles>
    <meta:editing-duration>PT1H50M</meta:editing-duration>
    <meta:document-statistic meta:table-count="0" meta:image-count="0" meta:object-count="0" meta:page-count="5" meta:paragraph-count="55" meta:word-count="453" meta:character-count="2803"/>
    <meta:generator>OpenOffice/4.1.5$Win32 OpenOffice.org_project/415m1$Build-9789</meta:generator>
  </office:meta>
</office:document-meta>
</file>